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0.0 T2 Sigma</text:p>
          </table:table-cell>
          <table:table-cell office:value-type="string" calcext:value-type="string">
            <text:p>0.1 T2 Sigma0.2 T2 Sigma</text:p>
          </table:table-cell>
          <table:table-cell/>
          <table:table-cell office:value-type="string" calcext:value-type="string">
            <text:p>0.3 T2 Sigma</text:p>
          </table:table-cell>
          <table:table-cell office:value-type="string" calcext:value-type="string">
            <text:p>0.4 T2 Sigma</text:p>
          </table:table-cell>
          <table:table-cell office:value-type="string" calcext:value-type="string">
            <text:p>0.5 T2 Sigma</text:p>
          </table:table-cell>
          <table:table-cell office:value-type="string" calcext:value-type="string">
            <text:p>0.6 T2 Sigma</text:p>
          </table:table-cell>
          <table:table-cell office:value-type="string" calcext:value-type="string">
            <text:p>0.7 T2 Sigma</text:p>
          </table:table-cell>
          <table:table-cell office:value-type="string" calcext:value-type="string">
            <text:p>0.8 T2 Sigma</text:p>
          </table:table-cell>
          <table:table-cell office:value-type="string" calcext:value-type="string">
            <text:p>0.9 T2 Sigma</text:p>
          </table:table-cell>
          <table:table-cell office:value-type="string" calcext:value-type="string">
            <text:p>1.0 T2 Sigma</text:p>
          </table:table-cell>
        </table:table-row>
        <table:table-row table:style-name="ro1">
          <table:table-cell office:value-type="float" office:value="-305.991480835811" calcext:value-type="float">
            <text:p>-305.9914808358</text:p>
          </table:table-cell>
          <table:table-cell office:value-type="float" office:value="-306.269565940334" calcext:value-type="float">
            <text:p>-306.2695659403</text:p>
          </table:table-cell>
          <table:table-cell office:value-type="float" office:value="-306.566473456616" calcext:value-type="float">
            <text:p>-306.5664734566</text:p>
          </table:table-cell>
          <table:table-cell office:value-type="float" office:value="-306.660387473214" calcext:value-type="float">
            <text:p>-306.6603874732</text:p>
          </table:table-cell>
          <table:table-cell office:value-type="float" office:value="-306.979922810626" calcext:value-type="float">
            <text:p>-306.9799228106</text:p>
          </table:table-cell>
          <table:table-cell office:value-type="float" office:value="-307.258202548243" calcext:value-type="float">
            <text:p>-307.2582025482</text:p>
          </table:table-cell>
          <table:table-cell office:value-type="float" office:value="-307.382183103363" calcext:value-type="float">
            <text:p>-307.3821831034</text:p>
          </table:table-cell>
          <table:table-cell office:value-type="float" office:value="-307.383458840995" calcext:value-type="float">
            <text:p>-307.383458841</text:p>
          </table:table-cell>
          <table:table-cell office:value-type="float" office:value="-307.365432009108" calcext:value-type="float">
            <text:p>-307.3654320091</text:p>
          </table:table-cell>
          <table:table-cell office:value-type="float" office:value="-307.45103419802" calcext:value-type="float">
            <text:p>-307.451034198</text:p>
          </table:table-cell>
          <table:table-cell office:value-type="float" office:value="-307.544243685804" calcext:value-type="float">
            <text:p>-307.5442436858</text:p>
          </table:table-cell>
        </table:table-row>
        <table:table-row table:style-name="ro1">
          <table:table-cell office:value-type="float" office:value="-301.946995241295" calcext:value-type="float">
            <text:p>-301.9469952413</text:p>
          </table:table-cell>
          <table:table-cell office:value-type="float" office:value="-302.216190332937" calcext:value-type="float">
            <text:p>-302.2161903329</text:p>
          </table:table-cell>
          <table:table-cell office:value-type="float" office:value="-302.329086414164" calcext:value-type="float">
            <text:p>-302.3290864142</text:p>
          </table:table-cell>
          <table:table-cell office:value-type="float" office:value="-302.630842823458" calcext:value-type="float">
            <text:p>-302.6308428235</text:p>
          </table:table-cell>
          <table:table-cell office:value-type="float" office:value="-302.861648659754" calcext:value-type="float">
            <text:p>-302.8616486598</text:p>
          </table:table-cell>
          <table:table-cell office:value-type="float" office:value="-302.843734674292" calcext:value-type="float">
            <text:p>-302.8437346743</text:p>
          </table:table-cell>
          <table:table-cell office:value-type="float" office:value="-302.935480190217" calcext:value-type="float">
            <text:p>-302.9354801902</text:p>
          </table:table-cell>
          <table:table-cell office:value-type="float" office:value="-303.076547159884" calcext:value-type="float">
            <text:p>-303.0765471599</text:p>
          </table:table-cell>
          <table:table-cell office:value-type="float" office:value="-303.14655821516" calcext:value-type="float">
            <text:p>-303.1465582152</text:p>
          </table:table-cell>
          <table:table-cell office:value-type="float" office:value="-303.140256084922" calcext:value-type="float">
            <text:p>-303.1402560849</text:p>
          </table:table-cell>
          <table:table-cell office:value-type="float" office:value="-303.157658459568" calcext:value-type="float">
            <text:p>-303.1576584596</text:p>
          </table:table-cell>
        </table:table-row>
        <table:table-row table:style-name="ro1">
          <table:table-cell office:value-type="float" office:value="-303.911675221662" calcext:value-type="float">
            <text:p>-303.9116752217</text:p>
          </table:table-cell>
          <table:table-cell office:value-type="float" office:value="-304.370917302084" calcext:value-type="float">
            <text:p>-304.3709173021</text:p>
          </table:table-cell>
          <table:table-cell office:value-type="float" office:value="-304.462157559789" calcext:value-type="float">
            <text:p>-304.4621575598</text:p>
          </table:table-cell>
          <table:table-cell office:value-type="float" office:value="-304.598035009905" calcext:value-type="float">
            <text:p>-304.5980350099</text:p>
          </table:table-cell>
          <table:table-cell office:value-type="float" office:value="-304.878129505124" calcext:value-type="float">
            <text:p>-304.8781295051</text:p>
          </table:table-cell>
          <table:table-cell office:value-type="float" office:value="-305.33282804621" calcext:value-type="float">
            <text:p>-305.3328280462</text:p>
          </table:table-cell>
          <table:table-cell office:value-type="float" office:value="-305.679943861253" calcext:value-type="float">
            <text:p>-305.6799438613</text:p>
          </table:table-cell>
          <table:table-cell office:value-type="float" office:value="-305.814649645276" calcext:value-type="float">
            <text:p>-305.8146496453</text:p>
          </table:table-cell>
          <table:table-cell office:value-type="float" office:value="-305.921145593055" calcext:value-type="float">
            <text:p>-305.9211455931</text:p>
          </table:table-cell>
          <table:table-cell office:value-type="float" office:value="-306.035969432047" calcext:value-type="float">
            <text:p>-306.035969432</text:p>
          </table:table-cell>
          <table:table-cell office:value-type="float" office:value="-306.129090501508" calcext:value-type="float">
            <text:p>-306.1290905015</text:p>
          </table:table-cell>
        </table:table-row>
        <table:table-row table:style-name="ro1">
          <table:table-cell office:value-type="float" office:value="-300.406956414264" calcext:value-type="float">
            <text:p>-300.4069564143</text:p>
          </table:table-cell>
          <table:table-cell office:value-type="float" office:value="-300.307537895881" calcext:value-type="float">
            <text:p>-300.3075378959</text:p>
          </table:table-cell>
          <table:table-cell office:value-type="float" office:value="-300.775823910714" calcext:value-type="float">
            <text:p>-300.7758239107</text:p>
          </table:table-cell>
          <table:table-cell office:value-type="float" office:value="-301.235348224107" calcext:value-type="float">
            <text:p>-301.2353482241</text:p>
          </table:table-cell>
          <table:table-cell office:value-type="float" office:value="-301.744331760288" calcext:value-type="float">
            <text:p>-301.7443317603</text:p>
          </table:table-cell>
          <table:table-cell office:value-type="float" office:value="-302.033609177041" calcext:value-type="float">
            <text:p>-302.033609177</text:p>
          </table:table-cell>
          <table:table-cell office:value-type="float" office:value="-302.06331256027" calcext:value-type="float">
            <text:p>-302.0633125603</text:p>
          </table:table-cell>
          <table:table-cell office:value-type="float" office:value="-302.206251127048" calcext:value-type="float">
            <text:p>-302.206251127</text:p>
          </table:table-cell>
          <table:table-cell office:value-type="float" office:value="-302.286114754211" calcext:value-type="float">
            <text:p>-302.2861147542</text:p>
          </table:table-cell>
          <table:table-cell office:value-type="float" office:value="-302.533975117163" calcext:value-type="float">
            <text:p>-302.5339751172</text:p>
          </table:table-cell>
          <table:table-cell office:value-type="float" office:value="-302.623827494431" calcext:value-type="float">
            <text:p>-302.6238274944</text:p>
          </table:table-cell>
        </table:table-row>
        <table:table-row table:style-name="ro1">
          <table:table-cell office:value-type="float" office:value="-307.041207606256" calcext:value-type="float">
            <text:p>-307.0412076063</text:p>
          </table:table-cell>
          <table:table-cell office:value-type="float" office:value="-306.921506093423" calcext:value-type="float">
            <text:p>-306.9215060934</text:p>
          </table:table-cell>
          <table:table-cell office:value-type="float" office:value="-307.101013514784" calcext:value-type="float">
            <text:p>-307.1010135148</text:p>
          </table:table-cell>
          <table:table-cell office:value-type="float" office:value="-307.349124602796" calcext:value-type="float">
            <text:p>-307.3491246028</text:p>
          </table:table-cell>
          <table:table-cell office:value-type="float" office:value="-307.664608550371" calcext:value-type="float">
            <text:p>-307.6646085504</text:p>
          </table:table-cell>
          <table:table-cell office:value-type="float" office:value="-307.768760564552" calcext:value-type="float">
            <text:p>-307.7687605646</text:p>
          </table:table-cell>
          <table:table-cell office:value-type="float" office:value="-307.664378742516" calcext:value-type="float">
            <text:p>-307.6643787425</text:p>
          </table:table-cell>
          <table:table-cell office:value-type="float" office:value="-307.6907355217" calcext:value-type="float">
            <text:p>-307.6907355217</text:p>
          </table:table-cell>
          <table:table-cell office:value-type="float" office:value="-307.658217007372" calcext:value-type="float">
            <text:p>-307.6582170074</text:p>
          </table:table-cell>
          <table:table-cell office:value-type="float" office:value="-307.772998578384" calcext:value-type="float">
            <text:p>-307.7729985784</text:p>
          </table:table-cell>
          <table:table-cell office:value-type="float" office:value="-307.679850529649" calcext:value-type="float">
            <text:p>-307.6798505296</text:p>
          </table:table-cell>
        </table:table-row>
        <table:table-row table:style-name="ro1">
          <table:table-cell office:value-type="float" office:value="-296.028887321951" calcext:value-type="float">
            <text:p>-296.028887322</text:p>
          </table:table-cell>
          <table:table-cell office:value-type="float" office:value="-296.514889154692" calcext:value-type="float">
            <text:p>-296.5148891547</text:p>
          </table:table-cell>
          <table:table-cell office:value-type="float" office:value="-297.336406036613" calcext:value-type="float">
            <text:p>-297.3364060366</text:p>
          </table:table-cell>
          <table:table-cell office:value-type="float" office:value="-298.074395187191" calcext:value-type="float">
            <text:p>-298.0743951872</text:p>
          </table:table-cell>
          <table:table-cell office:value-type="float" office:value="-298.644257994201" calcext:value-type="float">
            <text:p>-298.6442579942</text:p>
          </table:table-cell>
          <table:table-cell office:value-type="float" office:value="-299.180036289384" calcext:value-type="float">
            <text:p>-299.1800362894</text:p>
          </table:table-cell>
          <table:table-cell office:value-type="float" office:value="-299.550369247461" calcext:value-type="float">
            <text:p>-299.5503692475</text:p>
          </table:table-cell>
          <table:table-cell office:value-type="float" office:value="-299.772875426164" calcext:value-type="float">
            <text:p>-299.7728754262</text:p>
          </table:table-cell>
          <table:table-cell office:value-type="float" office:value="-299.831517107773" calcext:value-type="float">
            <text:p>-299.8315171078</text:p>
          </table:table-cell>
          <table:table-cell office:value-type="float" office:value="-299.916398144917" calcext:value-type="float">
            <text:p>-299.9163981449</text:p>
          </table:table-cell>
          <table:table-cell office:value-type="float" office:value="-300.098030065316" calcext:value-type="float">
            <text:p>-300.0980300653</text:p>
          </table:table-cell>
        </table:table-row>
        <table:table-row table:style-name="ro1">
          <table:table-cell office:value-type="float" office:value="-305.322531769452" calcext:value-type="float">
            <text:p>-305.3225317695</text:p>
          </table:table-cell>
          <table:table-cell office:value-type="float" office:value="-305.561136052308" calcext:value-type="float">
            <text:p>-305.5611360523</text:p>
          </table:table-cell>
          <table:table-cell office:value-type="float" office:value="-305.524068890404" calcext:value-type="float">
            <text:p>-305.5240688904</text:p>
          </table:table-cell>
          <table:table-cell office:value-type="float" office:value="-305.709297146988" calcext:value-type="float">
            <text:p>-305.709297147</text:p>
          </table:table-cell>
          <table:table-cell office:value-type="float" office:value="-305.650901960937" calcext:value-type="float">
            <text:p>-305.6509019609</text:p>
          </table:table-cell>
          <table:table-cell office:value-type="float" office:value="-305.908820244314" calcext:value-type="float">
            <text:p>-305.9088202443</text:p>
          </table:table-cell>
          <table:table-cell office:value-type="float" office:value="-305.867463479602" calcext:value-type="float">
            <text:p>-305.8674634796</text:p>
          </table:table-cell>
          <table:table-cell office:value-type="float" office:value="-305.836838172397" calcext:value-type="float">
            <text:p>-305.8368381724</text:p>
          </table:table-cell>
          <table:table-cell office:value-type="float" office:value="-305.958250618892" calcext:value-type="float">
            <text:p>-305.9582506189</text:p>
          </table:table-cell>
          <table:table-cell office:value-type="float" office:value="-306.043977934643" calcext:value-type="float">
            <text:p>-306.0439779346</text:p>
          </table:table-cell>
          <table:table-cell office:value-type="float" office:value="-306.007443829988" calcext:value-type="float">
            <text:p>-306.00744383</text:p>
          </table:table-cell>
        </table:table-row>
        <table:table-row table:style-name="ro1">
          <table:table-cell office:value-type="float" office:value="-304.501630601532" calcext:value-type="float">
            <text:p>-304.5016306015</text:p>
          </table:table-cell>
          <table:table-cell office:value-type="float" office:value="-304.989927476634" calcext:value-type="float">
            <text:p>-304.9899274766</text:p>
          </table:table-cell>
          <table:table-cell office:value-type="float" office:value="-305.216835311384" calcext:value-type="float">
            <text:p>-305.2168353114</text:p>
          </table:table-cell>
          <table:table-cell office:value-type="float" office:value="-305.456144711669" calcext:value-type="float">
            <text:p>-305.4561447117</text:p>
          </table:table-cell>
          <table:table-cell office:value-type="float" office:value="-305.770446250028" calcext:value-type="float">
            <text:p>-305.77044625</text:p>
          </table:table-cell>
          <table:table-cell office:value-type="float" office:value="-305.909628125457" calcext:value-type="float">
            <text:p>-305.9096281255</text:p>
          </table:table-cell>
          <table:table-cell office:value-type="float" office:value="-306.054060490979" calcext:value-type="float">
            <text:p>-306.054060491</text:p>
          </table:table-cell>
          <table:table-cell office:value-type="float" office:value="-306.224671650498" calcext:value-type="float">
            <text:p>-306.2246716505</text:p>
          </table:table-cell>
          <table:table-cell office:value-type="float" office:value="-306.328528289939" calcext:value-type="float">
            <text:p>-306.3285282899</text:p>
          </table:table-cell>
          <table:table-cell office:value-type="float" office:value="-306.302860486541" calcext:value-type="float">
            <text:p>-306.3028604865</text:p>
          </table:table-cell>
          <table:table-cell office:value-type="float" office:value="-306.279435318934" calcext:value-type="float">
            <text:p>-306.2794353189</text:p>
          </table:table-cell>
        </table:table-row>
        <table:table-row table:style-name="ro1">
          <table:table-cell office:value-type="float" office:value="-303.983424383223" calcext:value-type="float">
            <text:p>-303.9834243832</text:p>
          </table:table-cell>
          <table:table-cell office:value-type="float" office:value="-304.005892393268" calcext:value-type="float">
            <text:p>-304.0058923933</text:p>
          </table:table-cell>
          <table:table-cell office:value-type="float" office:value="-304.572387631916" calcext:value-type="float">
            <text:p>-304.5723876319</text:p>
          </table:table-cell>
          <table:table-cell office:value-type="float" office:value="-304.779436930819" calcext:value-type="float">
            <text:p>-304.7794369308</text:p>
          </table:table-cell>
          <table:table-cell office:value-type="float" office:value="-305.222625065344" calcext:value-type="float">
            <text:p>-305.2226250653</text:p>
          </table:table-cell>
          <table:table-cell office:value-type="float" office:value="-305.498402808952" calcext:value-type="float">
            <text:p>-305.498402809</text:p>
          </table:table-cell>
          <table:table-cell office:value-type="float" office:value="-305.507219903709" calcext:value-type="float">
            <text:p>-305.5072199037</text:p>
          </table:table-cell>
          <table:table-cell office:value-type="float" office:value="-305.548953662151" calcext:value-type="float">
            <text:p>-305.5489536622</text:p>
          </table:table-cell>
          <table:table-cell office:value-type="float" office:value="-305.700950790802" calcext:value-type="float">
            <text:p>-305.7009507908</text:p>
          </table:table-cell>
          <table:table-cell office:value-type="float" office:value="-305.850721256484" calcext:value-type="float">
            <text:p>-305.8507212565</text:p>
          </table:table-cell>
          <table:table-cell office:value-type="float" office:value="-305.94426684813" calcext:value-type="float">
            <text:p>-305.9442668481</text:p>
          </table:table-cell>
        </table:table-row>
        <table:table-row table:style-name="ro1">
          <table:table-cell office:value-type="float" office:value="-310.133528911503" calcext:value-type="float">
            <text:p>-310.1335289115</text:p>
          </table:table-cell>
          <table:table-cell office:value-type="float" office:value="-310.296763090371" calcext:value-type="float">
            <text:p>-310.2967630904</text:p>
          </table:table-cell>
          <table:table-cell office:value-type="float" office:value="-310.153812700177" calcext:value-type="float">
            <text:p>-310.1538127002</text:p>
          </table:table-cell>
          <table:table-cell office:value-type="float" office:value="-310.103274412577" calcext:value-type="float">
            <text:p>-310.1032744126</text:p>
          </table:table-cell>
          <table:table-cell office:value-type="float" office:value="-310.232260398456" calcext:value-type="float">
            <text:p>-310.2322603985</text:p>
          </table:table-cell>
          <table:table-cell office:value-type="float" office:value="-310.201271333462" calcext:value-type="float">
            <text:p>-310.2012713335</text:p>
          </table:table-cell>
          <table:table-cell office:value-type="float" office:value="-309.93130155167" calcext:value-type="float">
            <text:p>-309.9313015517</text:p>
          </table:table-cell>
          <table:table-cell office:value-type="float" office:value="-310.058974140454" calcext:value-type="float">
            <text:p>-310.0589741405</text:p>
          </table:table-cell>
          <table:table-cell office:value-type="float" office:value="-309.983830202065" calcext:value-type="float">
            <text:p>-309.9838302021</text:p>
          </table:table-cell>
          <table:table-cell office:value-type="float" office:value="-309.936359363975" calcext:value-type="float">
            <text:p>-309.936359364</text:p>
          </table:table-cell>
          <table:table-cell office:value-type="float" office:value="-309.940724314695" calcext:value-type="float">
            <text:p>-309.9407243147</text:p>
          </table:table-cell>
        </table:table-row>
        <table:table-row table:style-name="ro1">
          <table:table-cell office:value-type="float" office:value="-303.11686209915" calcext:value-type="float">
            <text:p>-303.1168620992</text:p>
          </table:table-cell>
          <table:table-cell office:value-type="float" office:value="-304.031016975397" calcext:value-type="float">
            <text:p>-304.0310169754</text:p>
          </table:table-cell>
          <table:table-cell office:value-type="float" office:value="-304.518848496375" calcext:value-type="float">
            <text:p>-304.5188484964</text:p>
          </table:table-cell>
          <table:table-cell office:value-type="float" office:value="-304.675616335698" calcext:value-type="float">
            <text:p>-304.6756163357</text:p>
          </table:table-cell>
          <table:table-cell office:value-type="float" office:value="-305.100682011833" calcext:value-type="float">
            <text:p>-305.1006820118</text:p>
          </table:table-cell>
          <table:table-cell office:value-type="float" office:value="-305.304177980336" calcext:value-type="float">
            <text:p>-305.3041779803</text:p>
          </table:table-cell>
          <table:table-cell office:value-type="float" office:value="-305.482271529218" calcext:value-type="float">
            <text:p>-305.4822715292</text:p>
          </table:table-cell>
          <table:table-cell office:value-type="float" office:value="-305.631272489273" calcext:value-type="float">
            <text:p>-305.6312724893</text:p>
          </table:table-cell>
          <table:table-cell office:value-type="float" office:value="-305.724882208273" calcext:value-type="float">
            <text:p>-305.7248822083</text:p>
          </table:table-cell>
          <table:table-cell office:value-type="float" office:value="-305.710361804167" calcext:value-type="float">
            <text:p>-305.7103618042</text:p>
          </table:table-cell>
          <table:table-cell office:value-type="float" office:value="-305.778227708066" calcext:value-type="float">
            <text:p>-305.7782277081</text:p>
          </table:table-cell>
        </table:table-row>
        <table:table-row table:style-name="ro1">
          <table:table-cell office:value-type="float" office:value="-307.380380816777" calcext:value-type="float">
            <text:p>-307.3803808168</text:p>
          </table:table-cell>
          <table:table-cell office:value-type="float" office:value="-307.374075232928" calcext:value-type="float">
            <text:p>-307.3740752329</text:p>
          </table:table-cell>
          <table:table-cell office:value-type="float" office:value="-307.338539169949" calcext:value-type="float">
            <text:p>-307.3385391699</text:p>
          </table:table-cell>
          <table:table-cell office:value-type="float" office:value="-307.175612767351" calcext:value-type="float">
            <text:p>-307.1756127674</text:p>
          </table:table-cell>
          <table:table-cell office:value-type="float" office:value="-307.492766737546" calcext:value-type="float">
            <text:p>-307.4927667375</text:p>
          </table:table-cell>
          <table:table-cell office:value-type="float" office:value="-307.615907123218" calcext:value-type="float">
            <text:p>-307.6159071232</text:p>
          </table:table-cell>
          <table:table-cell office:value-type="float" office:value="-307.723087102301" calcext:value-type="float">
            <text:p>-307.7230871023</text:p>
          </table:table-cell>
          <table:table-cell office:value-type="float" office:value="-307.66019630319" calcext:value-type="float">
            <text:p>-307.6601963032</text:p>
          </table:table-cell>
          <table:table-cell office:value-type="float" office:value="-307.639934025752" calcext:value-type="float">
            <text:p>-307.6399340258</text:p>
          </table:table-cell>
          <table:table-cell office:value-type="float" office:value="-307.745316541284" calcext:value-type="float">
            <text:p>-307.7453165413</text:p>
          </table:table-cell>
          <table:table-cell office:value-type="float" office:value="-307.770652866522" calcext:value-type="float">
            <text:p>-307.7706528665</text:p>
          </table:table-cell>
        </table:table-row>
        <table:table-row table:style-name="ro1">
          <table:table-cell office:value-type="float" office:value="-298.365461475924" calcext:value-type="float">
            <text:p>-298.3654614759</text:p>
          </table:table-cell>
          <table:table-cell office:value-type="float" office:value="-299.050411568595" calcext:value-type="float">
            <text:p>-299.0504115686</text:p>
          </table:table-cell>
          <table:table-cell office:value-type="float" office:value="-299.737190686889" calcext:value-type="float">
            <text:p>-299.7371906869</text:p>
          </table:table-cell>
          <table:table-cell office:value-type="float" office:value="-300.295541727124" calcext:value-type="float">
            <text:p>-300.2955417271</text:p>
          </table:table-cell>
          <table:table-cell office:value-type="float" office:value="-300.730945155432" calcext:value-type="float">
            <text:p>-300.7309451554</text:p>
          </table:table-cell>
          <table:table-cell office:value-type="float" office:value="-300.870097692662" calcext:value-type="float">
            <text:p>-300.8700976927</text:p>
          </table:table-cell>
          <table:table-cell office:value-type="float" office:value="-301.08279471803" calcext:value-type="float">
            <text:p>-301.082794718</text:p>
          </table:table-cell>
          <table:table-cell office:value-type="float" office:value="-301.206380331821" calcext:value-type="float">
            <text:p>-301.2063803318</text:p>
          </table:table-cell>
          <table:table-cell office:value-type="float" office:value="-301.225255233852" calcext:value-type="float">
            <text:p>-301.2252552339</text:p>
          </table:table-cell>
          <table:table-cell office:value-type="float" office:value="-301.280669711641" calcext:value-type="float">
            <text:p>-301.2806697116</text:p>
          </table:table-cell>
          <table:table-cell office:value-type="float" office:value="-301.442597821029" calcext:value-type="float">
            <text:p>-301.442597821</text:p>
          </table:table-cell>
        </table:table-row>
        <table:table-row table:style-name="ro1">
          <table:table-cell office:value-type="float" office:value="-302.722917713054" calcext:value-type="float">
            <text:p>-302.7229177131</text:p>
          </table:table-cell>
          <table:table-cell office:value-type="float" office:value="-302.675021097414" calcext:value-type="float">
            <text:p>-302.6750210974</text:p>
          </table:table-cell>
          <table:table-cell office:value-type="float" office:value="-302.848091058938" calcext:value-type="float">
            <text:p>-302.8480910589</text:p>
          </table:table-cell>
          <table:table-cell office:value-type="float" office:value="-302.777374820693" calcext:value-type="float">
            <text:p>-302.7773748207</text:p>
          </table:table-cell>
          <table:table-cell office:value-type="float" office:value="-302.768522689777" calcext:value-type="float">
            <text:p>-302.7685226898</text:p>
          </table:table-cell>
          <table:table-cell office:value-type="float" office:value="-302.960038675634" calcext:value-type="float">
            <text:p>-302.9600386756</text:p>
          </table:table-cell>
          <table:table-cell office:value-type="float" office:value="-302.855931710357" calcext:value-type="float">
            <text:p>-302.8559317104</text:p>
          </table:table-cell>
          <table:table-cell office:value-type="float" office:value="-302.949931061907" calcext:value-type="float">
            <text:p>-302.9499310619</text:p>
          </table:table-cell>
          <table:table-cell office:value-type="float" office:value="-302.927225115657" calcext:value-type="float">
            <text:p>-302.9272251157</text:p>
          </table:table-cell>
          <table:table-cell office:value-type="float" office:value="-303.080364149854" calcext:value-type="float">
            <text:p>-303.0803641499</text:p>
          </table:table-cell>
          <table:table-cell office:value-type="float" office:value="-303.082688080763" calcext:value-type="float">
            <text:p>-303.0826880808</text:p>
          </table:table-cell>
        </table:table-row>
        <table:table-row table:style-name="ro1">
          <table:table-cell office:value-type="float" office:value="-309.142755484993" calcext:value-type="float">
            <text:p>-309.142755485</text:p>
          </table:table-cell>
          <table:table-cell office:value-type="float" office:value="-308.656407718823" calcext:value-type="float">
            <text:p>-308.6564077188</text:p>
          </table:table-cell>
          <table:table-cell office:value-type="float" office:value="-308.363253128868" calcext:value-type="float">
            <text:p>-308.3632531289</text:p>
          </table:table-cell>
          <table:table-cell office:value-type="float" office:value="-308.008139551496" calcext:value-type="float">
            <text:p>-308.0081395515</text:p>
          </table:table-cell>
          <table:table-cell office:value-type="float" office:value="-307.960899140092" calcext:value-type="float">
            <text:p>-307.9608991401</text:p>
          </table:table-cell>
          <table:table-cell office:value-type="float" office:value="-307.733901695434" calcext:value-type="float">
            <text:p>-307.7339016954</text:p>
          </table:table-cell>
          <table:table-cell office:value-type="float" office:value="-307.752239373895" calcext:value-type="float">
            <text:p>-307.7522393739</text:p>
          </table:table-cell>
          <table:table-cell office:value-type="float" office:value="-307.768678039974" calcext:value-type="float">
            <text:p>-307.76867804</text:p>
          </table:table-cell>
          <table:table-cell office:value-type="float" office:value="-307.789703474442" calcext:value-type="float">
            <text:p>-307.7897034744</text:p>
          </table:table-cell>
          <table:table-cell office:value-type="float" office:value="-307.955409205869" calcext:value-type="float">
            <text:p>-307.9554092059</text:p>
          </table:table-cell>
          <table:table-cell office:value-type="float" office:value="-307.962046434984" calcext:value-type="float">
            <text:p>-307.962046435</text:p>
          </table:table-cell>
        </table:table-row>
        <table:table-row table:style-name="ro1">
          <table:table-cell office:value-type="float" office:value="-301.971724744193" calcext:value-type="float">
            <text:p>-301.9717247442</text:p>
          </table:table-cell>
          <table:table-cell office:value-type="float" office:value="-302.214884333523" calcext:value-type="float">
            <text:p>-302.2148843335</text:p>
          </table:table-cell>
          <table:table-cell office:value-type="float" office:value="-302.649205196246" calcext:value-type="float">
            <text:p>-302.6492051962</text:p>
          </table:table-cell>
          <table:table-cell office:value-type="float" office:value="-303.60811131336" calcext:value-type="float">
            <text:p>-303.6081113134</text:p>
          </table:table-cell>
          <table:table-cell office:value-type="float" office:value="-304.053128669047" calcext:value-type="float">
            <text:p>-304.053128669</text:p>
          </table:table-cell>
          <table:table-cell office:value-type="float" office:value="-304.031348016787" calcext:value-type="float">
            <text:p>-304.0313480168</text:p>
          </table:table-cell>
          <table:table-cell office:value-type="float" office:value="-304.18565512702" calcext:value-type="float">
            <text:p>-304.185655127</text:p>
          </table:table-cell>
          <table:table-cell office:value-type="float" office:value="-304.424394981394" calcext:value-type="float">
            <text:p>-304.4243949814</text:p>
          </table:table-cell>
          <table:table-cell office:value-type="float" office:value="-304.483778694994" calcext:value-type="float">
            <text:p>-304.483778695</text:p>
          </table:table-cell>
          <table:table-cell office:value-type="float" office:value="-304.513407475756" calcext:value-type="float">
            <text:p>-304.5134074758</text:p>
          </table:table-cell>
          <table:table-cell office:value-type="float" office:value="-304.58014561187" calcext:value-type="float">
            <text:p>-304.5801456119</text:p>
          </table:table-cell>
        </table:table-row>
        <table:table-row table:style-name="ro1">
          <table:table-cell office:value-type="float" office:value="-308.567702333406" calcext:value-type="float">
            <text:p>-308.5677023334</text:p>
          </table:table-cell>
          <table:table-cell office:value-type="float" office:value="-308.085695871127" calcext:value-type="float">
            <text:p>-308.0856958711</text:p>
          </table:table-cell>
          <table:table-cell office:value-type="float" office:value="-307.929852739071" calcext:value-type="float">
            <text:p>-307.9298527391</text:p>
          </table:table-cell>
          <table:table-cell office:value-type="float" office:value="-307.488366482992" calcext:value-type="float">
            <text:p>-307.488366483</text:p>
          </table:table-cell>
          <table:table-cell office:value-type="float" office:value="-307.372880922942" calcext:value-type="float">
            <text:p>-307.3728809229</text:p>
          </table:table-cell>
          <table:table-cell office:value-type="float" office:value="-306.775473090648" calcext:value-type="float">
            <text:p>-306.7754730906</text:p>
          </table:table-cell>
          <table:table-cell office:value-type="float" office:value="-306.567683226468" calcext:value-type="float">
            <text:p>-306.5676832265</text:p>
          </table:table-cell>
          <table:table-cell office:value-type="float" office:value="-306.318418022261" calcext:value-type="float">
            <text:p>-306.3184180223</text:p>
          </table:table-cell>
          <table:table-cell office:value-type="float" office:value="-306.374544088342" calcext:value-type="float">
            <text:p>-306.3745440883</text:p>
          </table:table-cell>
          <table:table-cell office:value-type="float" office:value="-306.301062184951" calcext:value-type="float">
            <text:p>-306.301062185</text:p>
          </table:table-cell>
          <table:table-cell office:value-type="float" office:value="-306.220906376654" calcext:value-type="float">
            <text:p>-306.2209063767</text:p>
          </table:table-cell>
        </table:table-row>
        <table:table-row table:style-name="ro1">
          <table:table-cell office:value-type="float" office:value="-309.422300115225" calcext:value-type="float">
            <text:p>-309.4223001152</text:p>
          </table:table-cell>
          <table:table-cell office:value-type="float" office:value="-309.481294176267" calcext:value-type="float">
            <text:p>-309.4812941763</text:p>
          </table:table-cell>
          <table:table-cell office:value-type="float" office:value="-309.636029560397" calcext:value-type="float">
            <text:p>-309.6360295604</text:p>
          </table:table-cell>
          <table:table-cell office:value-type="float" office:value="-309.638307815913" calcext:value-type="float">
            <text:p>-309.6383078159</text:p>
          </table:table-cell>
          <table:table-cell office:value-type="float" office:value="-309.69036902992" calcext:value-type="float">
            <text:p>-309.6903690299</text:p>
          </table:table-cell>
          <table:table-cell office:value-type="float" office:value="-309.713273523148" calcext:value-type="float">
            <text:p>-309.7132735231</text:p>
          </table:table-cell>
          <table:table-cell office:value-type="float" office:value="-309.657106213199" calcext:value-type="float">
            <text:p>-309.6571062132</text:p>
          </table:table-cell>
          <table:table-cell office:value-type="float" office:value="-309.60806670511" calcext:value-type="float">
            <text:p>-309.6080667051</text:p>
          </table:table-cell>
          <table:table-cell office:value-type="float" office:value="-309.579495300852" calcext:value-type="float">
            <text:p>-309.5794953009</text:p>
          </table:table-cell>
          <table:table-cell office:value-type="float" office:value="-309.499474932267" calcext:value-type="float">
            <text:p>-309.4994749323</text:p>
          </table:table-cell>
          <table:table-cell office:value-type="float" office:value="-309.46745470708" calcext:value-type="float">
            <text:p>-309.4674547071</text:p>
          </table:table-cell>
        </table:table-row>
        <table:table-row table:style-name="ro1">
          <table:table-cell office:value-type="float" office:value="-306.611499082676" calcext:value-type="float">
            <text:p>-306.6114990827</text:p>
          </table:table-cell>
          <table:table-cell office:value-type="float" office:value="-306.410379767645" calcext:value-type="float">
            <text:p>-306.4103797676</text:p>
          </table:table-cell>
          <table:table-cell office:value-type="float" office:value="-306.145811743275" calcext:value-type="float">
            <text:p>-306.1458117433</text:p>
          </table:table-cell>
          <table:table-cell office:value-type="float" office:value="-306.284315903014" calcext:value-type="float">
            <text:p>-306.284315903</text:p>
          </table:table-cell>
          <table:table-cell office:value-type="float" office:value="-306.255991984662" calcext:value-type="float">
            <text:p>-306.2559919847</text:p>
          </table:table-cell>
          <table:table-cell office:value-type="float" office:value="-306.25279741135" calcext:value-type="float">
            <text:p>-306.2527974114</text:p>
          </table:table-cell>
          <table:table-cell office:value-type="float" office:value="-306.272399468396" calcext:value-type="float">
            <text:p>-306.2723994684</text:p>
          </table:table-cell>
          <table:table-cell office:value-type="float" office:value="-306.265118002356" calcext:value-type="float">
            <text:p>-306.2651180024</text:p>
          </table:table-cell>
          <table:table-cell office:value-type="float" office:value="-306.263112309172" calcext:value-type="float">
            <text:p>-306.2631123092</text:p>
          </table:table-cell>
          <table:table-cell office:value-type="float" office:value="-306.279257203567" calcext:value-type="float">
            <text:p>-306.2792572036</text:p>
          </table:table-cell>
          <table:table-cell office:value-type="float" office:value="-306.251756334751" calcext:value-type="float">
            <text:p>-306.2517563348</text:p>
          </table:table-cell>
        </table:table-row>
        <table:table-row table:style-name="ro1">
          <table:table-cell office:value-type="float" office:value="-309.505859634202" calcext:value-type="float">
            <text:p>-309.5058596342</text:p>
          </table:table-cell>
          <table:table-cell office:value-type="float" office:value="-309.165314597108" calcext:value-type="float">
            <text:p>-309.1653145971</text:p>
          </table:table-cell>
          <table:table-cell office:value-type="float" office:value="-309.006136786977" calcext:value-type="float">
            <text:p>-309.006136787</text:p>
          </table:table-cell>
          <table:table-cell office:value-type="float" office:value="-308.941002185022" calcext:value-type="float">
            <text:p>-308.941002185</text:p>
          </table:table-cell>
          <table:table-cell office:value-type="float" office:value="-308.847031914404" calcext:value-type="float">
            <text:p>-308.8470319144</text:p>
          </table:table-cell>
          <table:table-cell office:value-type="float" office:value="-308.876202883853" calcext:value-type="float">
            <text:p>-308.8762028839</text:p>
          </table:table-cell>
          <table:table-cell office:value-type="float" office:value="-308.95982434957" calcext:value-type="float">
            <text:p>-308.9598243496</text:p>
          </table:table-cell>
          <table:table-cell office:value-type="float" office:value="-308.889204977135" calcext:value-type="float">
            <text:p>-308.8892049771</text:p>
          </table:table-cell>
          <table:table-cell office:value-type="float" office:value="-308.918032735344" calcext:value-type="float">
            <text:p>-308.9180327353</text:p>
          </table:table-cell>
          <table:table-cell office:value-type="float" office:value="-308.942519518723" calcext:value-type="float">
            <text:p>-308.9425195187</text:p>
          </table:table-cell>
          <table:table-cell office:value-type="float" office:value="-308.955984617557" calcext:value-type="float">
            <text:p>-308.9559846176</text:p>
          </table:table-cell>
        </table:table-row>
        <table:table-row table:style-name="ro1">
          <table:table-cell office:value-type="float" office:value="-307.057845616423" calcext:value-type="float">
            <text:p>-307.0578456164</text:p>
          </table:table-cell>
          <table:table-cell office:value-type="float" office:value="-307.368183111432" calcext:value-type="float">
            <text:p>-307.3681831114</text:p>
          </table:table-cell>
          <table:table-cell office:value-type="float" office:value="-307.942067659216" calcext:value-type="float">
            <text:p>-307.9420676592</text:p>
          </table:table-cell>
          <table:table-cell office:value-type="float" office:value="-307.991009751736" calcext:value-type="float">
            <text:p>-307.9910097517</text:p>
          </table:table-cell>
          <table:table-cell office:value-type="float" office:value="-308.153990017419" calcext:value-type="float">
            <text:p>-308.1539900174</text:p>
          </table:table-cell>
          <table:table-cell office:value-type="float" office:value="-308.247820601519" calcext:value-type="float">
            <text:p>-308.2478206015</text:p>
          </table:table-cell>
          <table:table-cell office:value-type="float" office:value="-308.238944009892" calcext:value-type="float">
            <text:p>-308.2389440099</text:p>
          </table:table-cell>
          <table:table-cell office:value-type="float" office:value="-308.291308989033" calcext:value-type="float">
            <text:p>-308.291308989</text:p>
          </table:table-cell>
          <table:table-cell office:value-type="float" office:value="-308.264790096463" calcext:value-type="float">
            <text:p>-308.2647900965</text:p>
          </table:table-cell>
          <table:table-cell office:value-type="float" office:value="-308.307144618394" calcext:value-type="float">
            <text:p>-308.3071446184</text:p>
          </table:table-cell>
          <table:table-cell office:value-type="float" office:value="-308.270556298308" calcext:value-type="float">
            <text:p>-308.2705562983</text:p>
          </table:table-cell>
        </table:table-row>
        <table:table-row table:style-name="ro1">
          <table:table-cell office:value-type="float" office:value="-303.608524387173" calcext:value-type="float">
            <text:p>-303.6085243872</text:p>
          </table:table-cell>
          <table:table-cell office:value-type="float" office:value="-304.128655967564" calcext:value-type="float">
            <text:p>-304.1286559676</text:p>
          </table:table-cell>
          <table:table-cell office:value-type="float" office:value="-304.928722263247" calcext:value-type="float">
            <text:p>-304.9287222632</text:p>
          </table:table-cell>
          <table:table-cell office:value-type="float" office:value="-305.278479792384" calcext:value-type="float">
            <text:p>-305.2784797924</text:p>
          </table:table-cell>
          <table:table-cell office:value-type="float" office:value="-305.355693072289" calcext:value-type="float">
            <text:p>-305.3556930723</text:p>
          </table:table-cell>
          <table:table-cell office:value-type="float" office:value="-305.472984906985" calcext:value-type="float">
            <text:p>-305.472984907</text:p>
          </table:table-cell>
          <table:table-cell office:value-type="float" office:value="-305.53085600573" calcext:value-type="float">
            <text:p>-305.5308560057</text:p>
          </table:table-cell>
          <table:table-cell office:value-type="float" office:value="-305.686231659851" calcext:value-type="float">
            <text:p>-305.6862316599</text:p>
          </table:table-cell>
          <table:table-cell office:value-type="float" office:value="-305.702693689771" calcext:value-type="float">
            <text:p>-305.7026936898</text:p>
          </table:table-cell>
          <table:table-cell office:value-type="float" office:value="-305.862082999764" calcext:value-type="float">
            <text:p>-305.8620829998</text:p>
          </table:table-cell>
          <table:table-cell office:value-type="float" office:value="-305.980458865079" calcext:value-type="float">
            <text:p>-305.9804588651</text:p>
          </table:table-cell>
        </table:table-row>
        <table:table-row table:style-name="ro1">
          <table:table-cell office:value-type="float" office:value="-302.63817128567" calcext:value-type="float">
            <text:p>-302.6381712857</text:p>
          </table:table-cell>
          <table:table-cell office:value-type="float" office:value="-302.619252680235" calcext:value-type="float">
            <text:p>-302.6192526802</text:p>
          </table:table-cell>
          <table:table-cell office:value-type="float" office:value="-303.470418889607" calcext:value-type="float">
            <text:p>-303.4704188896</text:p>
          </table:table-cell>
          <table:table-cell office:value-type="float" office:value="-303.585252400626" calcext:value-type="float">
            <text:p>-303.5852524006</text:p>
          </table:table-cell>
          <table:table-cell office:value-type="float" office:value="-303.765747091699" calcext:value-type="float">
            <text:p>-303.7657470917</text:p>
          </table:table-cell>
          <table:table-cell office:value-type="float" office:value="-303.793035227803" calcext:value-type="float">
            <text:p>-303.7930352278</text:p>
          </table:table-cell>
          <table:table-cell office:value-type="float" office:value="-304.018494778854" calcext:value-type="float">
            <text:p>-304.0184947789</text:p>
          </table:table-cell>
          <table:table-cell office:value-type="float" office:value="-304.108166237165" calcext:value-type="float">
            <text:p>-304.1081662372</text:p>
          </table:table-cell>
          <table:table-cell office:value-type="float" office:value="-304.192984226627" calcext:value-type="float">
            <text:p>-304.1929842266</text:p>
          </table:table-cell>
          <table:table-cell office:value-type="float" office:value="-304.216871644335" calcext:value-type="float">
            <text:p>-304.2168716443</text:p>
          </table:table-cell>
          <table:table-cell office:value-type="float" office:value="-304.223186040086" calcext:value-type="float">
            <text:p>-304.2231860401</text:p>
          </table:table-cell>
        </table:table-row>
        <table:table-row table:style-name="ro1">
          <table:table-cell office:value-type="float" office:value="-310.374306503512" calcext:value-type="float">
            <text:p>-310.3743065035</text:p>
          </table:table-cell>
          <table:table-cell office:value-type="float" office:value="-310.185538016516" calcext:value-type="float">
            <text:p>-310.1855380165</text:p>
          </table:table-cell>
          <table:table-cell office:value-type="float" office:value="-309.925370897258" calcext:value-type="float">
            <text:p>-309.9253708973</text:p>
          </table:table-cell>
          <table:table-cell office:value-type="float" office:value="-310.158686912729" calcext:value-type="float">
            <text:p>-310.1586869127</text:p>
          </table:table-cell>
          <table:table-cell office:value-type="float" office:value="-310.102908468648" calcext:value-type="float">
            <text:p>-310.1029084686</text:p>
          </table:table-cell>
          <table:table-cell office:value-type="float" office:value="-310.034665526127" calcext:value-type="float">
            <text:p>-310.0346655261</text:p>
          </table:table-cell>
          <table:table-cell office:value-type="float" office:value="-310.067775553658" calcext:value-type="float">
            <text:p>-310.0677755537</text:p>
          </table:table-cell>
          <table:table-cell office:value-type="float" office:value="-309.982321357296" calcext:value-type="float">
            <text:p>-309.9823213573</text:p>
          </table:table-cell>
          <table:table-cell office:value-type="float" office:value="-310.048290434929" calcext:value-type="float">
            <text:p>-310.0482904349</text:p>
          </table:table-cell>
          <table:table-cell office:value-type="float" office:value="-309.927148432102" calcext:value-type="float">
            <text:p>-309.9271484321</text:p>
          </table:table-cell>
          <table:table-cell office:value-type="float" office:value="-309.850373489946" calcext:value-type="float">
            <text:p>-309.8503734899</text:p>
          </table:table-cell>
        </table:table-row>
        <table:table-row table:style-name="ro1">
          <table:table-cell office:value-type="float" office:value="-296.916614798945" calcext:value-type="float">
            <text:p>-296.9166147989</text:p>
          </table:table-cell>
          <table:table-cell office:value-type="float" office:value="-297.05773678982" calcext:value-type="float">
            <text:p>-297.0577367898</text:p>
          </table:table-cell>
          <table:table-cell office:value-type="float" office:value="-297.392969874445" calcext:value-type="float">
            <text:p>-297.3929698744</text:p>
          </table:table-cell>
          <table:table-cell office:value-type="float" office:value="-297.412246106785" calcext:value-type="float">
            <text:p>-297.4122461068</text:p>
          </table:table-cell>
          <table:table-cell office:value-type="float" office:value="-297.841842553447" calcext:value-type="float">
            <text:p>-297.8418425534</text:p>
          </table:table-cell>
          <table:table-cell office:value-type="float" office:value="-298.424256744164" calcext:value-type="float">
            <text:p>-298.4242567442</text:p>
          </table:table-cell>
          <table:table-cell office:value-type="float" office:value="-298.537366036895" calcext:value-type="float">
            <text:p>-298.5373660369</text:p>
          </table:table-cell>
          <table:table-cell office:value-type="float" office:value="-298.715333615148" calcext:value-type="float">
            <text:p>-298.7153336151</text:p>
          </table:table-cell>
          <table:table-cell office:value-type="float" office:value="-298.840996785592" calcext:value-type="float">
            <text:p>-298.8409967856</text:p>
          </table:table-cell>
          <table:table-cell office:value-type="float" office:value="-299.042266084679" calcext:value-type="float">
            <text:p>-299.0422660847</text:p>
          </table:table-cell>
          <table:table-cell office:value-type="float" office:value="-299.130272387535" calcext:value-type="float">
            <text:p>-299.1302723875</text:p>
          </table:table-cell>
        </table:table-row>
        <table:table-row table:style-name="ro1">
          <table:table-cell office:value-type="float" office:value="-306.480570118446" calcext:value-type="float">
            <text:p>-306.4805701184</text:p>
          </table:table-cell>
          <table:table-cell office:value-type="float" office:value="-306.377333377912" calcext:value-type="float">
            <text:p>-306.3773333779</text:p>
          </table:table-cell>
          <table:table-cell office:value-type="float" office:value="-306.523504999592" calcext:value-type="float">
            <text:p>-306.5235049996</text:p>
          </table:table-cell>
          <table:table-cell office:value-type="float" office:value="-306.995034556014" calcext:value-type="float">
            <text:p>-306.995034556</text:p>
          </table:table-cell>
          <table:table-cell office:value-type="float" office:value="-306.981238032094" calcext:value-type="float">
            <text:p>-306.9812380321</text:p>
          </table:table-cell>
          <table:table-cell office:value-type="float" office:value="-306.896886407721" calcext:value-type="float">
            <text:p>-306.8968864077</text:p>
          </table:table-cell>
          <table:table-cell office:value-type="float" office:value="-307.036209117834" calcext:value-type="float">
            <text:p>-307.0362091178</text:p>
          </table:table-cell>
          <table:table-cell office:value-type="float" office:value="-307.195209039814" calcext:value-type="float">
            <text:p>-307.1952090398</text:p>
          </table:table-cell>
          <table:table-cell office:value-type="float" office:value="-307.172107813054" calcext:value-type="float">
            <text:p>-307.1721078131</text:p>
          </table:table-cell>
          <table:table-cell office:value-type="float" office:value="-307.146686297452" calcext:value-type="float">
            <text:p>-307.1466862975</text:p>
          </table:table-cell>
          <table:table-cell office:value-type="float" office:value="-307.149962153099" calcext:value-type="float">
            <text:p>-307.1499621531</text:p>
          </table:table-cell>
        </table:table-row>
        <table:table-row table:style-name="ro1">
          <table:table-cell office:value-type="float" office:value="-308.494392517413" calcext:value-type="float">
            <text:p>-308.4943925174</text:p>
          </table:table-cell>
          <table:table-cell office:value-type="float" office:value="-308.862870903781" calcext:value-type="float">
            <text:p>-308.8628709038</text:p>
          </table:table-cell>
          <table:table-cell office:value-type="float" office:value="-308.588726612855" calcext:value-type="float">
            <text:p>-308.5887266129</text:p>
          </table:table-cell>
          <table:table-cell office:value-type="float" office:value="-308.760433971541" calcext:value-type="float">
            <text:p>-308.7604339715</text:p>
          </table:table-cell>
          <table:table-cell office:value-type="float" office:value="-308.689202155493" calcext:value-type="float">
            <text:p>-308.6892021555</text:p>
          </table:table-cell>
          <table:table-cell office:value-type="float" office:value="-308.599248797102" calcext:value-type="float">
            <text:p>-308.5992487971</text:p>
          </table:table-cell>
          <table:table-cell office:value-type="float" office:value="-308.651088194263" calcext:value-type="float">
            <text:p>-308.6510881943</text:p>
          </table:table-cell>
          <table:table-cell office:value-type="float" office:value="-308.737644267419" calcext:value-type="float">
            <text:p>-308.7376442674</text:p>
          </table:table-cell>
          <table:table-cell office:value-type="float" office:value="-309.008212335688" calcext:value-type="float">
            <text:p>-309.0082123357</text:p>
          </table:table-cell>
          <table:table-cell office:value-type="float" office:value="-309.082075818389" calcext:value-type="float">
            <text:p>-309.0820758184</text:p>
          </table:table-cell>
          <table:table-cell office:value-type="float" office:value="-309.014800855538" calcext:value-type="float">
            <text:p>-309.0148008555</text:p>
          </table:table-cell>
        </table:table-row>
        <table:table-row table:style-name="ro1">
          <table:table-cell office:value-type="float" office:value="-309.753511543056" calcext:value-type="float">
            <text:p>-309.7535115431</text:p>
          </table:table-cell>
          <table:table-cell office:value-type="float" office:value="-309.521502902051" calcext:value-type="float">
            <text:p>-309.5215029021</text:p>
          </table:table-cell>
          <table:table-cell office:value-type="float" office:value="-309.536712627224" calcext:value-type="float">
            <text:p>-309.5367126272</text:p>
          </table:table-cell>
          <table:table-cell office:value-type="float" office:value="-309.480783842577" calcext:value-type="float">
            <text:p>-309.4807838426</text:p>
          </table:table-cell>
          <table:table-cell office:value-type="float" office:value="-309.488390208777" calcext:value-type="float">
            <text:p>-309.4883902088</text:p>
          </table:table-cell>
          <table:table-cell office:value-type="float" office:value="-309.427305164164" calcext:value-type="float">
            <text:p>-309.4273051642</text:p>
          </table:table-cell>
          <table:table-cell office:value-type="float" office:value="-309.446468397888" calcext:value-type="float">
            <text:p>-309.4464683979</text:p>
          </table:table-cell>
          <table:table-cell office:value-type="float" office:value="-309.435667033627" calcext:value-type="float">
            <text:p>-309.4356670336</text:p>
          </table:table-cell>
          <table:table-cell office:value-type="float" office:value="-309.408726050076" calcext:value-type="float">
            <text:p>-309.4087260501</text:p>
          </table:table-cell>
          <table:table-cell office:value-type="float" office:value="-309.361544579529" calcext:value-type="float">
            <text:p>-309.3615445795</text:p>
          </table:table-cell>
          <table:table-cell office:value-type="float" office:value="-309.320432665919" calcext:value-type="float">
            <text:p>-309.3204326659</text:p>
          </table:table-cell>
        </table:table-row>
        <table:table-row table:style-name="ro1">
          <table:table-cell office:value-type="float" office:value="-304.93369375488" calcext:value-type="float">
            <text:p>-304.9336937549</text:p>
          </table:table-cell>
          <table:table-cell office:value-type="float" office:value="-304.859466127131" calcext:value-type="float">
            <text:p>-304.8594661271</text:p>
          </table:table-cell>
          <table:table-cell office:value-type="float" office:value="-305.493072881596" calcext:value-type="float">
            <text:p>-305.4930728816</text:p>
          </table:table-cell>
          <table:table-cell office:value-type="float" office:value="-305.704997284794" calcext:value-type="float">
            <text:p>-305.7049972848</text:p>
          </table:table-cell>
          <table:table-cell office:value-type="float" office:value="-305.959939696109" calcext:value-type="float">
            <text:p>-305.9599396961</text:p>
          </table:table-cell>
          <table:table-cell office:value-type="float" office:value="-306.286561207248" calcext:value-type="float">
            <text:p>-306.2865612072</text:p>
          </table:table-cell>
          <table:table-cell office:value-type="float" office:value="-306.612936021077" calcext:value-type="float">
            <text:p>-306.6129360211</text:p>
          </table:table-cell>
          <table:table-cell office:value-type="float" office:value="-306.32744218609" calcext:value-type="float">
            <text:p>-306.3274421861</text:p>
          </table:table-cell>
          <table:table-cell office:value-type="float" office:value="-306.410154615877" calcext:value-type="float">
            <text:p>-306.4101546159</text:p>
          </table:table-cell>
          <table:table-cell office:value-type="float" office:value="-306.392001193709" calcext:value-type="float">
            <text:p>-306.3920011937</text:p>
          </table:table-cell>
          <table:table-cell office:value-type="float" office:value="-306.406217605379" calcext:value-type="float">
            <text:p>-306.40621760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3:47:48.697043394</meta:creation-date>
    <dc:date>2018-04-17T23:49:43.353485015</dc:date>
    <meta:editing-duration>PT1M55S</meta:editing-duration>
    <meta:editing-cycles>1</meta:editing-cycles>
    <meta:document-statistic meta:table-count="1" meta:cell-count="329" meta:object-count="0"/>
    <meta:generator>LibreOffice/5.1.6.2$Linux_X86_64 LibreOffice_project/10m0$Build-2</meta:generator>
  </office:meta>
</office:document-meta>
</file>